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455cm" fo:min-width="1.643cm"/>
    </style:style>
    <style:style style:name="gr2" style:family="graphic" style:parent-style-name="standard">
      <style:graphic-properties draw:textarea-horizontal-align="justify" draw:textarea-vertical-align="middle" draw:auto-grow-height="false" fo:min-height="0.455cm" fo:min-width="1.64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1.166cm"/>
    </style:style>
    <style:style style:name="gr5" style:family="graphic" style:parent-style-name="standard">
      <style:graphic-properties draw:textarea-horizontal-align="justify" draw:textarea-vertical-align="middle" draw:auto-grow-height="false" fo:min-height="2.107cm" fo:min-width="1.85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9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3.389cm"/>
    </style:style>
    <style:style style:name="gr9" style:family="graphic" style:parent-style-name="standard">
      <style:graphic-properties draw:textarea-horizontal-align="justify" draw:textarea-vertical-align="middle" draw:auto-grow-height="false" fo:min-height="1.396cm" fo:min-width="0.878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396cm" fo:min-width="0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3.5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2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5cm" fo:min-width="0.9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.986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4cm" fo:min-width="0.94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1.176cm"/>
    </style:style>
    <style:style style:name="gr21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143cm" svg:height="0.705cm" svg:x="8.705cm" svg:y="4.7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142cm" svg:height="0.705cm" svg:x="14.845cm" svg:y="4.7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143cm" svg:height="0.705cm" svg:x="8.705cm" svg:y="9.6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143cm" svg:height="0.705cm" svg:x="14.972cm" svg:y="9.6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143cm" svg:height="0.705cm" draw:transform="rotate (1.5707963267949) translate (12.628cm 8.567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5cm" svg:y1="5.061cm" svg:x2="6.59cm" svg:y2="6.425cm" draw:start-shape="id1" draw:start-glue-point="3" draw:end-shape="id2" draw:end-glue-point="4" svg:d="M8705 5061h-2115v1364" svg:viewBox="0 0 2116 1365">
          <text:p/>
        </draw:connector>
        <draw:connector draw:style-name="gr3" draw:text-style-name="P1" draw:layer="layout" svg:x1="6.59cm" svg:y1="8.783cm" svg:x2="8.705cm" svg:y2="10.049cm" draw:start-shape="id2" draw:start-glue-point="8" draw:end-shape="id3" draw:end-glue-point="3" svg:d="M6590 8783v1266h2115" svg:viewBox="0 0 2116 1267">
          <text:p/>
        </draw:connector>
        <draw:connector draw:style-name="gr3" draw:text-style-name="P1" draw:layer="layout" svg:x1="18.798cm" svg:y1="13.812cm" svg:x2="12.969cm" svg:y2="14.356cm" draw:start-shape="id4" draw:start-glue-point="2" draw:end-shape="id5" draw:end-glue-point="6" svg:d="M18798 13812v1045h-5829v-501" svg:viewBox="0 0 5830 1046">
          <text:p/>
        </draw:connector>
        <draw:connector draw:style-name="gr3" draw:text-style-name="P1" draw:layer="layout" svg:x1="10.848cm" svg:y1="10.049cm" svg:x2="14.972cm" svg:y2="10.049cm" draw:start-shape="id3" draw:start-glue-point="1" draw:end-shape="id6" draw:end-glue-point="3" svg:d="M10848 10049h4124" svg:viewBox="0 0 4125 1">
          <text:p/>
        </draw:connector>
        <draw:connector draw:style-name="gr3" draw:text-style-name="P1" draw:layer="layout" svg:x1="12.98cm" svg:y1="8.567cm" svg:x2="14.972cm" svg:y2="10.049cm" draw:start-shape="id7" draw:start-glue-point="3" draw:end-shape="id6" draw:end-glue-point="3" svg:d="M12980 8567v1482h1992" svg:viewBox="0 0 1993 1483">
          <text:p/>
        </draw:connector>
        <draw:connector draw:style-name="gr3" draw:text-style-name="P1" draw:layer="layout" svg:x1="14.845cm" svg:y1="5.061cm" svg:x2="12.98cm" svg:y2="6.424cm" draw:start-shape="id8" draw:start-glue-point="3" draw:end-shape="id7" draw:end-glue-point="1" svg:d="M14845 5061h-1865v1363" svg:viewBox="0 0 1866 1364">
          <text:p/>
        </draw:connector>
        <draw:custom-shape draw:style-name="gr4" draw:text-style-name="P1" xml:id="id2" draw:id="id2" draw:layer="layout" svg:width="2.356cm" svg:height="2.358cm" svg:x="5.412cm" svg:y="6.42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1" draw:layer="layout" svg:width="2.356cm" svg:height="2.357cm" svg:x="17.62cm" svg:y="11.45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8.798cm" svg:y1="13.415cm" svg:x2="18.798cm" svg:y2="11.797cm">
            <text:p/>
          </draw:line>
        </draw:g>
        <draw:frame draw:style-name="gr7" draw:text-style-name="P4" draw:layer="layout" svg:width="1.443cm" svg:height="1.425cm" svg:x="3.681cm" svg:y="6.83cm">
          <draw:text-box>
            <text:p><text:span text:style-name="T1">V</text:span><text:span text:style-name="T2">a</text:span></text:p>
          </draw:text-box>
        </draw:frame>
        <draw:frame draw:style-name="gr8" draw:text-style-name="P5" draw:layer="layout" svg:width="3.889cm" svg:height="1.425cm" svg:x="19.649cm" svg:y="8.04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9" draw:text-style-name="P1" draw:layer="layout" svg:width="2.754cm" svg:height="3.291cm" svg:x="17.404cm" svg:y="5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3" draw:layer="layout" svg:x1="18.778cm" svg:y1="6.855cm" svg:x2="18.778cm" svg:y2="8.473cm">
            <text:p/>
          </draw:line>
        </draw:g>
        <draw:custom-shape draw:style-name="gr11" draw:text-style-name="P6" xml:id="id5" draw:id="id5" draw:layer="layout" svg:width="2.754cm" svg:height="3.291cm" svg:x="11.592cm" svg:y="11.065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5" draw:layer="layout" svg:width="4.052cm" svg:height="1.425cm" svg:x="13.409cm" svg:y="13.827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3" draw:text-style-name="P2" draw:layer="layout" svg:x1="10.848cm" svg:y1="10.049cm" svg:x2="12.969cm" svg:y2="11.065cm" draw:start-shape="id3" draw:start-glue-point="1" draw:end-shape="id5" draw:end-glue-point="4" svg:d="M10848 10049h2121v1016" svg:viewBox="0 0 2122 1017">
          <text:p/>
        </draw:connector>
        <draw:connector draw:style-name="gr3" draw:text-style-name="P2" draw:layer="layout" svg:x1="10.848cm" svg:y1="5.061cm" svg:x2="12.98cm" svg:y2="6.424cm" draw:start-shape="id1" draw:start-glue-point="1" draw:end-shape="id7" draw:end-glue-point="1" svg:d="M10848 5061h2132v1363" svg:viewBox="0 0 2133 1364">
          <text:p/>
        </draw:connector>
        <draw:connector draw:style-name="gr3" draw:text-style-name="P2" draw:layer="layout" svg:x1="17.115cm" svg:y1="10.049cm" svg:x2="18.798cm" svg:y2="11.455cm" draw:start-shape="id6" draw:start-glue-point="1" draw:end-shape="id4" draw:end-glue-point="0" svg:d="M17115 10049h1683v1406" svg:viewBox="0 0 1684 1407">
          <text:p/>
        </draw:connector>
        <draw:connector draw:style-name="gr3" draw:text-style-name="P2" draw:layer="layout" svg:x1="16.987cm" svg:y1="5.061cm" svg:x2="18.781cm" svg:y2="5.9cm" draw:start-shape="id8" draw:start-glue-point="1" draw:end-shape="id9" draw:end-glue-point="0" svg:d="M16987 5061h1794v839" svg:viewBox="0 0 1795 840">
          <text:p/>
        </draw:connector>
        <draw:connector draw:style-name="gr3" draw:text-style-name="P2" draw:layer="layout" svg:x1="18.781cm" svg:y1="9.191cm" svg:x2="18.798cm" svg:y2="11.455cm" draw:start-shape="id9" draw:start-glue-point="2" draw:end-shape="id4" draw:end-glue-point="0" svg:d="M18781 9191v1132h17v1132" svg:viewBox="0 0 18 2265">
          <text:p/>
        </draw:connector>
        <draw:custom-shape draw:style-name="gr2" draw:text-style-name="P1" xml:id="id10" draw:id="id10" draw:layer="layout" svg:width="2.142cm" svg:height="0.705cm" svg:x="8.704cm" svg:y="14.9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143cm" svg:height="0.705cm" draw:transform="rotate (1.5707963267949) translate (6.231cm 13.683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846cm" svg:y1="15.293cm" svg:x2="12.969cm" svg:y2="14.356cm" draw:start-shape="id10" draw:start-glue-point="1" draw:end-shape="id5" draw:end-glue-point="6" svg:d="M10846 15293h2123v-937" svg:viewBox="0 0 2124 938">
          <text:p/>
        </draw:connector>
        <draw:connector draw:style-name="gr3" draw:text-style-name="P2" draw:layer="layout" svg:x1="6.583cm" svg:y1="11.54cm" svg:x2="8.705cm" svg:y2="10.049cm" draw:start-shape="id11" draw:start-glue-point="1" draw:end-shape="id3" draw:end-glue-point="3" svg:d="M6583 11540v-1491h2122" svg:viewBox="0 0 2123 1492">
          <text:p/>
        </draw:connector>
        <draw:connector draw:style-name="gr3" draw:text-style-name="P2" draw:layer="layout" svg:x1="6.583cm" svg:y1="13.683cm" svg:x2="8.704cm" svg:y2="15.293cm" draw:start-shape="id11" draw:start-glue-point="3" draw:end-shape="id10" draw:end-glue-point="3" svg:d="M6583 13683v1610h2121" svg:viewBox="0 0 2122 1611">
          <text:p/>
        </draw:connector>
        <draw:frame draw:style-name="gr13" draw:text-style-name="P5" draw:layer="layout" svg:width="2.764cm" svg:height="1.425cm" svg:x="20.032cm" svg:y="13.029cm">
          <draw:text-box>
            <text:p><text:span text:style-name="T3">I</text:span><text:span text:style-name="T4">d</text:span></text:p>
          </draw:text-box>
        </draw:frame>
        <draw:frame draw:style-name="gr14" draw:text-style-name="P7" draw:layer="layout" svg:width="1.486cm" svg:height="1.425cm" svg:x="9.175cm" svg:y="5.414cm">
          <draw:text-box>
            <text:p>R<text:span text:style-name="T7">1</text:span></text:p>
          </draw:text-box>
        </draw:frame>
        <draw:frame draw:style-name="gr14" draw:text-style-name="P7" draw:layer="layout" svg:width="1.486cm" svg:height="1.425cm" svg:x="9.145cm" svg:y="15.646cm">
          <draw:text-box>
            <text:p>R<text:span text:style-name="T7">7</text:span></text:p>
          </draw:text-box>
        </draw:frame>
        <draw:frame draw:style-name="gr14" draw:text-style-name="P7" draw:layer="layout" svg:width="1.486cm" svg:height="1.425cm" svg:x="15.374cm" svg:y="10.402cm">
          <draw:text-box>
            <text:p>R<text:span text:style-name="T7">5</text:span></text:p>
          </draw:text-box>
        </draw:frame>
        <draw:frame draw:style-name="gr15" draw:text-style-name="P7" draw:layer="layout" svg:width="1.486cm" svg:height="1.425cm" svg:x="9.085cm" svg:y="10.402cm">
          <draw:text-box>
            <text:p>R<text:span text:style-name="T7">4</text:span></text:p>
          </draw:text-box>
        </draw:frame>
        <draw:frame draw:style-name="gr16" draw:text-style-name="P7" draw:layer="layout" svg:width="1.486cm" svg:height="1.424cm" svg:x="13.128cm" svg:y="6.972cm">
          <draw:text-box>
            <text:p>R<text:span text:style-name="T7">3</text:span></text:p>
          </draw:text-box>
        </draw:frame>
        <draw:frame draw:style-name="gr14" draw:text-style-name="P7" draw:layer="layout" svg:width="1.486cm" svg:height="1.425cm" svg:x="15.254cm" svg:y="5.414cm">
          <draw:text-box>
            <text:p>R<text:span text:style-name="T7">2</text:span></text:p>
          </draw:text-box>
        </draw:frame>
        <draw:frame draw:style-name="gr14" draw:text-style-name="P7" draw:layer="layout" svg:width="1.486cm" svg:height="1.425cm" svg:x="4.745cm" svg:y="11.852cm">
          <draw:text-box>
            <text:p>R<text:span text:style-name="T7">6</text:span></text:p>
          </draw:text-box>
        </draw:frame>
        <draw:custom-shape draw:style-name="gr17" draw:text-style-name="P2" draw:layer="layout" svg:width="0.3cm" svg:height="0.33cm" svg:x="12.808cm" svg:y="9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cm" svg:height="0.33cm" svg:x="18.565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99cm" svg:height="0.33cm" svg:x="12.81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99cm" svg:height="0.33cm" svg:x="12.81cm" svg:y="4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3cm" svg:height="0.33cm" svg:x="6.414cm" svg:y="9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42cm" svg:height="3.244cm" svg:x="11.307cm" svg:y="5.942cm">
          <draw:text-box>
            <text:p>+</text:p>
            <text:p>V<text:span text:style-name="T7">b</text:span></text:p>
            <text:p>-</text:p>
          </draw:text-box>
        </draw:frame>
        <draw:line draw:style-name="gr19" draw:text-style-name="P8" draw:layer="layout" svg:x1="7.408cm" svg:y1="11.54cm" svg:x2="7.408cm" svg:y2="13.954cm">
          <text:p/>
        </draw:line>
        <draw:frame draw:style-name="gr20" draw:text-style-name="P9" draw:layer="layout" svg:width="1.108cm" svg:height="1.426cm" svg:x="7.207cm" svg:y="11.859cm">
          <draw:text-box>
            <text:p><text:span text:style-name="T5">I</text:span><text:span text:style-name="T6">c</text:span></text:p>
          </draw:text-box>
        </draw:frame>
        <presentation:notes draw:style-name="dp2">
          <office:forms form:automatic-focus="false" form:apply-design-mode="false"/>
          <draw:page-thumbnail draw:style-name="gr2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2">22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79</meta:editing-cycles>
    <meta:creation-date>2014-07-21T10:31:21</meta:creation-date>
    <dc:date>2021-03-22T20:42:34.371787633</dc:date>
    <meta:editing-duration>P1DT2H33M41S</meta:editing-duration>
    <meta:generator>LibreOffice/6.0.7.3$Linux_X86_64 LibreOffice_project/00m0$Build-3</meta:generator>
    <meta:document-statistic meta:object-count="8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